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91c7" officeooo:paragraph-rsid="000e91c7"/>
    </style:style>
    <style:style style:name="P2" style:family="paragraph" style:parent-style-name="Standard">
      <style:paragraph-properties fo:text-align="center" style:justify-single-word="false"/>
      <style:text-properties fo:font-size="30pt" style:text-underline-style="solid" style:text-underline-width="auto" style:text-underline-color="font-color" officeooo:rsid="000e91c7" officeooo:paragraph-rsid="000e91c7" style:font-size-asian="30pt" style:font-size-complex="30pt"/>
    </style:style>
    <style:style style:name="P3" style:family="paragraph" style:parent-style-name="Standard">
      <style:text-properties officeooo:rsid="00154321" officeooo:paragraph-rsid="00154321"/>
    </style:style>
    <style:style style:name="P4" style:family="paragraph" style:parent-style-name="Standard">
      <style:text-properties officeooo:rsid="0015bf41" officeooo:paragraph-rsid="0015bf41"/>
    </style:style>
    <style:style style:name="P5" style:family="paragraph" style:parent-style-name="Standard">
      <style:text-properties officeooo:rsid="0016e7d6" officeooo:paragraph-rsid="0016e7d6"/>
    </style:style>
    <style:style style:name="P6" style:family="paragraph" style:parent-style-name="Standard">
      <style:text-properties officeooo:rsid="0016e7d6" officeooo:paragraph-rsid="00154321"/>
    </style:style>
    <style:style style:name="P7" style:family="paragraph" style:parent-style-name="Standard">
      <style:text-properties officeooo:rsid="0018f17b" officeooo:paragraph-rsid="0018f17b"/>
    </style:style>
    <style:style style:name="T1" style:family="text">
      <style:text-properties officeooo:rsid="000fe4e6"/>
    </style:style>
    <style:style style:name="T2" style:family="text">
      <style:text-properties officeooo:rsid="00125796"/>
    </style:style>
    <style:style style:name="T3" style:family="text">
      <style:text-properties officeooo:rsid="0015bf41"/>
    </style:style>
    <style:style style:name="T4" style:family="text">
      <style:text-properties officeooo:rsid="0016e7d6"/>
    </style:style>
    <style:style style:name="T5" style:family="text">
      <style:text-properties officeooo:rsid="001789ec"/>
    </style:style>
    <style:style style:name="T6" style:family="text">
      <style:text-properties officeooo:rsid="00188c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oundations of CFD</text:p>
      <text:p text:style-name="P1"/>
      <text:p text:style-name="P1">This repositary provides technical description of application and importance of CFD in solving classical fluid mechanic<text:span text:style-name="T4">s</text:span> problems.</text:p>
      <text:p text:style-name="P1"/>
      <text:p text:style-name="P1"><text:s text:c="10"/>List of Problems<text:tab/><text:tab/><text:span text:style-name="T1">Code availabe</text:span><text:tab/><text:tab/><text:span text:style-name="T2">Lang. used</text:span><text:tab/> <text:tab/><text:span text:style-name="T1">Contributors<text:tab/></text:span></text:p>
      <text:p text:style-name="P1"><text:s text:c="10"/>^^^^^^^^^^^^^^<text:tab/><text:tab/><text:span text:style-name="T1">^^^^^^^^^^^^<text:tab/><text:tab/>^^^^^^^^^^<text:tab/> <text:tab/>^^^^^^^^^^^</text:span></text:p>
      <text:p text:style-name="P1">1<text:span text:style-name="T3">) </text:span><text:s/>Lid Driven Cavity Problem <text:tab/> <text:tab/><text:span text:style-name="T1">Yes</text:span><text:tab/><text:tab/><text:span text:style-name="T2">FORTRAN</text:span><text:tab/><text:tab/><text:span text:style-name="T1">Vijay and Myself</text:span></text:p>
      <text:p text:style-name="P1"><text:s text:c="6"/><text:span text:style-name="T6">(Assignment Problem)</text:span></text:p>
      <text:p text:style-name="P3"/>
      <text:p text:style-name="P5">Important Notes:</text:p>
      <text:p text:style-name="P5">^^^^^^^^^^^^^^</text:p>
      <text:p text:style-name="P5">* Matlab is written for visualisation of results (not provided here).</text:p>
      <text:p text:style-name="P5">* ANSYS Software is used for validating outcomes. <text:span text:style-name="T5">(Student version).</text:span></text:p>
      <text:p text:style-name="P5"/>
      <text:p text:style-name="P7"/>
      <text:p text:style-name="P5"/>
      <text:p text:style-name="P5"/>
      <text:p text:style-name="P6"/>
      <text:p text:style-name="P3"/>
      <text:p text:style-name="P3"/>
      <text:p text:style-name="P3"/>
      <text:p text:style-name="P4"/>
      <text:p text:style-name="P3"/>
      <text:p text:style-name="P3"/>
      <text:p text:style-name="P3"/>
      <text:p text:style-name="P1"/>
      <text:p text:style-name="P1"/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3T02:00:57.033508904</meta:creation-date>
    <meta:generator>LibreOffice/4.2.8.2$Linux_X86_64 LibreOffice_project/420m0$Build-2</meta:generator>
    <dc:date>2018-06-03T02:26:33.330146919</dc:date>
    <meta:editing-duration>PT15M17S</meta:editing-duration>
    <meta:editing-cycles>13</meta:editing-cycles>
    <meta:document-statistic meta:table-count="0" meta:image-count="0" meta:object-count="0" meta:page-count="1" meta:paragraph-count="11" meta:word-count="68" meta:character-count="538" meta:non-whitespace-character-count="438"/>
  </office:meta>
</office:document-meta>
</file>